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language="it" fo:country="I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TTRAVERSAMENTO TRATTO</text:p>
      <text:p text:style-name="Standard">Entità</text:p>
      <text:p text:style-name="Standard">S = Segment</text:p>
      <text:p text:style-name="Standard">P = Path</text:p>
      <text:p text:style-name="Standard">C = Competitor</text:p>
      <text:p text:style-name="Standard"/>
      <text:p text:style-name="Standard">Sequenza di istruzioni :</text:p>
      <text:p text:style-name="Standard"/>
      <text:p text:style-name="Standard">S.goThrough{</text:p>
      <text:p text:style-name="Standard"><text:tab/>isActive=TRUE;</text:p>
      <text:p text:style-name="Standard"><text:tab/>se !primo =&gt; wait</text:p>
      <text:p text:style-name="Standard">}</text:p>
      <text:p text:style-name="Standard">// qua dovrà esserci un metodo di aggiornamento delle tabelle relative alle classifiche e delle statistiche della macchina</text:p>
      <text:p text:style-name="Standard">S.enterSegment<text:tab/>//serve il lock per evitare che quando si aggiorna il tempo (e quindi ci si </text:p>
      <text:p text:style-name="Standard"><text:tab/><text:tab/>// sposta dalla prima posizione della coda ) nessuno esegua finchè non si sia </text:p>
      <text:p text:style-name="Standard"><text:tab/><text:tab/>//finito di fare la updateStartIstant</text:p>
      <text:p text:style-name="Standard">loop: <text:tab/> S.getPath</text:p>
      <text:p text:style-name="Standard"><text:tab/>C.evaluate</text:p>
      <text:p text:style-name="Standard">end loop</text:p>
      <text:p text:style-name="Standard"/>
      <text:p text:style-name="Standard">loop:<text:tab/>S[n+1, n+2..0,1..n-1].setArrivalTime(time)</text:p>
      <text:p text:style-name="Standard">end loop</text:p>
      <text:p text:style-name="Standard"/>
      <text:p text:style-name="Standard">P.updateStartIstant</text:p>
      <text:p text:style-name="Standard">S.endLock</text:p>
      <text:p text:style-name="Standard">P.cross(time) //metodo per far passare tempo, per una esecuzione più len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zxx" fo:country="non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zxx" fo:country="non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8-17T15:34:03.76</dc:date>
    <dc:creator>Famiglia Nesello</dc:creator>
    <meta:editing-duration>PT00H26M39S</meta:editing-duration>
    <meta:editing-cycles>6</meta:editing-cycles>
    <meta:generator>OpenOffice.org/3.0$Win32 OpenOffice.org_project/300m15$Build-9379</meta:generator>
    <meta:document-statistic meta:table-count="0" meta:image-count="0" meta:object-count="0" meta:page-count="1" meta:paragraph-count="22" meta:word-count="99" meta:character-count="657"/>
    <meta:user-defined meta:name="Info 1"/>
    <meta:user-defined meta:name="Info 2"/>
    <meta:user-defined meta:name="Info 3"/>
    <meta:user-defined meta:name="Info 4"/>
  </office:meta>
</office:document-meta>
</file>